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01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 fo:padding-bottom="0.0193in" fo:padding-left="0.0138in" fo:padding-right="0.0138in" fo:padding-top="0.0193in" style:vertical-align="middle"/>
    </style:style>
    <style:style style:name="ce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Function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torage Complexity</text:p>
          </table:table-cell>
        </table:table-row>
        <table:table-row table:style-name="ro3">
          <table:table-cell/>
          <table:table-cell office:value-type="string">
            <text:p>main()</text:p>
          </table:table-cell>
          <table:table-cell/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ing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~String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len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length(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( 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=(const String&amp;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==(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[]( int )</text:p>
          </table:table-cell>
          <table:table-cell table:number-columns-repeated="2"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operator+=(const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  <table:table-row table:style-name="ro3">
          <table:table-cell/>
          <table:table-cell office:value-type="string">
            <text:p>String::strcpy( char*, char*)</text:p>
          </table:table-cell>
          <table:table-cell office:value-type="string">
            <text:p>O(n)</text:p>
          </table:table-cell>
          <table:table-cell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8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</meta:initial-creator>
    <meta:creation-date>2012-02-02T08:52:48</meta:creation-date>
    <dc:date>2012-02-04T18:42:32</dc:date>
    <dc:creator>user </dc:creator>
    <meta:editing-duration>PT00H13M13S</meta:editing-duration>
    <meta:editing-cycles>2</meta:editing-cycles>
    <meta:generator>OpenOffice.org/3.2$Linux OpenOffice.org_project/320m19$Build-9505</meta:generator>
    <meta:document-statistic meta:table-count="3" meta:cell-count="44" meta:object-count="0"/>
  </office:meta>
</office:document-meta>
</file>